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9a3a0" officeooo:paragraph-rsid="0009a3a0" style:font-size-asian="13pt" style:font-weight-asian="bold" style:font-size-complex="13pt" style:font-weight-complex="bold"/>
    </style:style>
    <style:style style:name="P2" style:family="paragraph" style:parent-style-name="Text_20_body">
      <style:paragraph-properties fo:margin-top="0in" fo:margin-bottom="0in" loext:contextual-spacing="false" style:shadow="none"/>
      <style:text-properties officeooo:rsid="0013f2a7" officeooo:paragraph-rsid="0013f2a7"/>
    </style:style>
    <style:style style:name="P3" style:family="paragraph" style:parent-style-name="Text_20_body">
      <style:paragraph-properties style:shadow="none"/>
      <style:text-properties fo:color="#666666" fo:font-weight="bold" officeooo:rsid="0013023f" officeooo:paragraph-rsid="0013023f"/>
    </style:style>
    <style:style style:name="P4" style:family="paragraph" style:parent-style-name="Text_20_body">
      <style:paragraph-properties fo:break-before="column" style:shadow="none"/>
      <style:text-properties fo:font-weight="normal" officeooo:rsid="0013f2a7" officeooo:paragraph-rsid="00157aba"/>
    </style:style>
    <style:style style:name="P5" style:family="paragraph" style:parent-style-name="Text_20_body">
      <style:paragraph-properties fo:break-before="column" style:shadow="none"/>
      <style:text-properties fo:font-weight="normal" officeooo:rsid="0009a3a0" officeooo:paragraph-rsid="0009a3a0"/>
    </style:style>
    <style:style style:name="P6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9a3a0" officeooo:paragraph-rsid="0009a3a0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57aba"/>
    </style:style>
    <style:style style:name="P8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normal" officeooo:paragraph-rsid="0009a3a0"/>
    </style:style>
    <style:style style:name="P9" style:family="paragraph" style:parent-style-name="Text_20_body">
      <style:paragraph-properties fo:margin-top="0.0398in" fo:margin-bottom="0.0398in" loext:contextual-spacing="false" style:shadow="none"/>
      <style:text-properties fo:font-weight="normal" officeooo:rsid="0013f2a7" officeooo:paragraph-rsid="000aae88"/>
    </style:style>
    <style:style style:name="P10" style:family="paragraph" style:parent-style-name="Heading_20_1">
      <style:paragraph-properties style:shadow="none"/>
      <style:text-properties officeooo:rsid="0009a3a0" officeooo:paragraph-rsid="0009a3a0"/>
    </style:style>
    <style:style style:name="P11" style:family="paragraph" style:parent-style-name="Heading_20_3">
      <style:paragraph-properties fo:break-before="column" fo:padding="0.0201in" fo:border-left="none" fo:border-right="none" fo:border-top="0.06pt solid #000000" fo:border-bottom="0.06pt solid #000000" style:shadow="none"/>
      <style:text-properties officeooo:rsid="00165bd6" officeooo:paragraph-rsid="00165bd6"/>
    </style:style>
    <style:style style:name="P12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20bee8" officeooo:paragraph-rsid="0020bee8"/>
    </style:style>
    <style:style style:name="P13" style:family="paragraph" style:parent-style-name="Heading_20_3">
      <style:paragraph-properties fo:padding="0.0201in" fo:border-left="none" fo:border-right="none" fo:border-top="0.06pt solid #000000" fo:border-bottom="0.06pt solid #000000" style:shadow="none"/>
      <style:text-properties officeooo:rsid="00165bd6" officeooo:paragraph-rsid="00165bd6"/>
    </style:style>
    <style:style style:name="P14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9a3a0" officeooo:paragraph-rsid="0009a3a0" style:font-size-asian="13pt" style:font-weight-asian="normal" style:font-size-complex="13pt" style:font-weight-complex="normal"/>
    </style:style>
    <style:style style:name="P15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9a3a0" officeooo:paragraph-rsid="00124cd7" style:font-size-asian="13pt" style:font-weight-asian="normal" style:font-size-complex="13pt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0dc0be" officeooo:paragraph-rsid="000dc0be" style:font-size-asian="13pt" style:font-weight-asian="normal" style:font-size-complex="13pt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124cd7" officeooo:paragraph-rsid="001487b2" style:font-size-asian="13pt" style:font-weight-asian="normal" style:font-size-complex="13pt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1487b2" officeooo:paragraph-rsid="001487b2" style:font-size-asian="13pt" style:font-weight-asian="normal" style:font-size-complex="13pt" style:font-weight-complex="normal"/>
    </style:style>
    <style:style style:name="P19" style:family="paragraph" style:parent-style-name="Text_20_body" style:list-style-name="L2">
      <style:paragraph-properties fo:margin-top="0in" fo:margin-bottom="0in" loext:contextual-spacing="false" style:shadow="none"/>
      <style:text-properties fo:color="#000000" fo:font-size="13pt" fo:font-weight="normal" officeooo:rsid="000fbcd9" officeooo:paragraph-rsid="000fbcd9" style:font-size-asian="13pt" style:font-weight-asian="normal" style:font-size-complex="13pt" style:font-weight-complex="normal"/>
    </style:style>
    <style:style style:name="P20" style:family="paragraph" style:parent-style-name="Text_20_body" style:list-style-name="L2">
      <style:paragraph-properties fo:margin-top="0in" fo:margin-bottom="0in" loext:contextual-spacing="false" style:shadow="none"/>
      <style:text-properties fo:color="#000000" fo:font-size="13pt" fo:font-weight="normal" officeooo:rsid="00102fa0" officeooo:paragraph-rsid="00102fa0" style:font-size-asian="13pt" style:font-weight-asian="normal" style:font-size-complex="13pt" style:font-weight-complex="normal"/>
    </style:style>
    <style:style style:name="P21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165bd6" officeooo:paragraph-rsid="00165bd6" style:font-size-asian="13pt" style:font-weight-asian="normal" style:font-size-complex="13pt" style:font-weight-complex="normal"/>
    </style:style>
    <style:style style:name="P22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169162" officeooo:paragraph-rsid="00169162" style:font-size-asian="13pt" style:font-weight-asian="normal" style:font-size-complex="13pt" style:font-weight-complex="normal"/>
    </style:style>
    <style:style style:name="P23" style:family="paragraph" style:parent-style-name="Text_20_body" style:list-style-name="L1">
      <style:paragraph-properties fo:margin-top="0in" fo:margin-bottom="0in" loext:contextual-spacing="false" style:shadow="none"/>
      <style:text-properties fo:color="#000000" fo:font-size="13pt" fo:font-weight="normal" officeooo:rsid="001a8ea2" officeooo:paragraph-rsid="001a8ea2" style:font-size-asian="13pt" style:font-weight-asian="normal" style:font-size-complex="13pt" style:font-weight-complex="normal"/>
    </style:style>
    <style:style style:name="P24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fbcd9" officeooo:paragraph-rsid="000fbcd9" style:font-size-asian="13pt" style:font-weight-asian="bold" style:font-size-complex="13pt" style:font-weight-complex="bold"/>
    </style:style>
    <style:style style:name="P25" style:family="paragraph" style:parent-style-name="Text_20_body">
      <style:paragraph-properties fo:margin-top="0in" fo:margin-bottom="0in" loext:contextual-spacing="false" style:shadow="none"/>
      <style:text-properties fo:color="#000000" fo:font-size="13pt" fo:font-weight="bold" officeooo:rsid="0009a3a0" officeooo:paragraph-rsid="0009a3a0" style:font-size-asian="13pt" style:font-weight-asian="bold" style:font-size-complex="13pt" style:font-weight-complex="bold"/>
    </style:style>
    <style:style style:name="P26" style:family="paragraph" style:parent-style-name="Text_20_body" style:list-style-name="L3">
      <style:paragraph-properties fo:margin-top="0in" fo:margin-bottom="0in" loext:contextual-spacing="false" style:shadow="none"/>
      <style:text-properties officeooo:rsid="0013f2a7" officeooo:paragraph-rsid="0013f2a7"/>
    </style:style>
    <style:style style:name="P27" style:family="paragraph" style:parent-style-name="Text_20_body" style:list-style-name="L3">
      <style:paragraph-properties fo:margin-top="0in" fo:margin-bottom="0in" loext:contextual-spacing="false" style:shadow="none"/>
      <style:text-properties officeooo:rsid="0013f2a7" officeooo:paragraph-rsid="000aae88"/>
    </style:style>
    <style:style style:name="P28" style:family="paragraph" style:parent-style-name="Text_20_body">
      <style:paragraph-properties fo:margin-top="0in" fo:margin-bottom="0in" loext:contextual-spacing="false" style:shadow="none"/>
      <style:text-properties officeooo:rsid="0013f2a7" officeooo:paragraph-rsid="0013f2a7"/>
    </style:style>
    <style:style style:name="P29" style:family="paragraph" style:parent-style-name="Text_20_body" style:list-style-name="L3">
      <style:paragraph-properties fo:margin-top="0in" fo:margin-bottom="0in" loext:contextual-spacing="false" style:shadow="none"/>
      <style:text-properties fo:font-weight="normal" officeooo:rsid="0013f2a7" officeooo:paragraph-rsid="00157aba"/>
    </style:style>
    <style:style style:name="P30" style:family="paragraph" style:parent-style-name="Text_20_body" style:list-style-name="L3">
      <style:paragraph-properties fo:margin-top="0in" fo:margin-bottom="0in" loext:contextual-spacing="false" style:shadow="none"/>
      <style:text-properties fo:font-weight="normal" officeooo:rsid="0013f2a7" officeooo:paragraph-rsid="000aae88"/>
    </style:style>
    <style:style style:name="P31" style:family="paragraph" style:parent-style-name="Text_20_body">
      <style:paragraph-properties fo:margin-left="0in" fo:margin-right="0in" fo:text-align="start" style:justify-single-word="false" fo:text-indent="0in" style:auto-text-indent="false" style:shadow="none"/>
      <style:text-properties fo:font-weight="bold" officeooo:rsid="0013f2a7" officeooo:paragraph-rsid="00165bd6"/>
    </style:style>
    <style:style style:name="P32" style:family="paragraph" style:parent-style-name="Text_20_body">
      <style:paragraph-properties fo:margin-left="0in" fo:margin-right="0in" fo:text-indent="0in" style:auto-text-indent="false" style:shadow="none"/>
      <style:text-properties officeooo:paragraph-rsid="00165bd6"/>
    </style:style>
    <style:style style:name="T1" style:family="text">
      <style:text-properties fo:font-weight="normal"/>
    </style:style>
    <style:style style:name="T2" style:family="text">
      <style:text-properties fo:font-weight="normal" officeooo:rsid="0009a3a0" style:font-weight-asian="normal" style:font-weight-complex="normal"/>
    </style:style>
    <style:style style:name="T3" style:family="text">
      <style:text-properties fo:font-weight="normal" officeooo:rsid="0009a3a0"/>
    </style:style>
    <style:style style:name="T4" style:family="text">
      <style:text-properties fo:font-weight="normal" officeooo:rsid="00165bd6"/>
    </style:style>
    <style:style style:name="T5" style:family="text">
      <style:text-properties fo:font-weight="normal" officeooo:rsid="0019e6b9"/>
    </style:style>
    <style:style style:name="T6" style:family="text">
      <style:text-properties fo:font-weight="bold" officeooo:rsid="0009a3a0"/>
    </style:style>
    <style:style style:name="T7" style:family="text">
      <style:text-properties fo:font-weight="bold" officeooo:rsid="000aae88" style:font-weight-asian="bold" style:font-weight-complex="bold"/>
    </style:style>
    <style:style style:name="T8" style:family="text">
      <style:text-properties fo:font-weight="bold" officeooo:rsid="0009a3a0" style:font-weight-asian="bold" style:font-weight-complex="bold"/>
    </style:style>
    <style:style style:name="T9" style:family="text">
      <style:text-properties officeooo:rsid="0009a3a0"/>
    </style:style>
    <style:style style:name="T10" style:family="text">
      <style:text-properties officeooo:rsid="000aae88" style:font-weight-asian="normal" style:font-weight-complex="normal"/>
    </style:style>
    <style:style style:name="T11" style:family="text">
      <style:text-properties officeooo:rsid="00120885" style:font-weight-asian="normal" style:font-weight-complex="normal"/>
    </style:style>
    <style:style style:name="T12" style:family="text">
      <style:text-properties officeooo:rsid="00120885"/>
    </style:style>
    <style:style style:name="T13" style:family="text">
      <style:text-properties officeooo:rsid="00124cd7"/>
    </style:style>
    <style:style style:name="T14" style:family="text">
      <style:text-properties officeooo:rsid="00165bd6"/>
    </style:style>
    <style:style style:name="T15" style:family="text">
      <style:text-properties officeooo:rsid="00192e7a"/>
    </style:style>
    <style:style style:name="Sect1" style:family="section">
      <style:section-properties text:dont-balance-text-columns="false" style:editable="false">
        <style:columns fo:column-count="2">
          <style:column style:rel-width="4342*" fo:start-indent="0in" fo:end-indent="0in"/>
          <style:column style:rel-width="2174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tracked-changes text:track-changes="false">
        <text:changed-region xml:id="ct94924590835808" text:id="ct94924590835808">
          <text:deletion>
            <office:change-info>
              <dc:creator>Unknown Author</dc:creator>
              <dc:date>2020-04-16T17:15:52</dc:date>
            </office:change-info>
            <text:p text:style-name="P1"/>
            <text:p text:style-name="P1"/>
          </text:deletion>
        </text:changed-region>
        <text:changed-region xml:id="ct94924560673280" text:id="ct94924560673280">
          <text:insertion>
            <office:change-info>
              <dc:creator>Unknown Author</dc:creator>
              <dc:date>2020-04-16T17:16:07</dc:date>
            </office:change-info>
          </text:insertion>
        </text:changed-region>
        <text:changed-region xml:id="ct94924590286384" text:id="ct94924590286384">
          <text:insertion>
            <office:change-info>
              <dc:creator>Unknown Author</dc:creator>
              <dc:date>2020-04-16T17:11:21</dc:date>
            </office:change-info>
          </text:insertion>
        </text:changed-region>
        <text:changed-region xml:id="ct94924593090576" text:id="ct94924593090576">
          <text:deletion>
            <office:change-info>
              <dc:creator>Unknown Author</dc:creator>
              <dc:date>2020-04-16T17:20:32</dc:date>
            </office:change-info>
            <text:p text:style-name="P2">.</text:p>
          </text:deletion>
        </text:changed-region>
        <text:changed-region xml:id="ct94924592246416" text:id="ct94924592246416">
          <text:insertion>
            <office:change-info>
              <dc:creator>Unknown Author</dc:creator>
              <dc:date>2020-04-16T17:20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alvin Choe</text:h>
      <text:p text:style-name="P3"><text:span text:style-name="T9">1869 Beech St</text:span><text:line-break/><text:span text:style-name="T9">Knoxvile, TN 37920</text:span></text:p>
      <text:p text:style-name="P3"><text:span text:style-name="T9">(901) 212-9826</text:span><text:line-break/><text:span text:style-name="T9">calvinchoe1@gmail.com</text:span><text:line-break/></text:p>
      <text:p text:style-name="P3"/>
      <text:p text:style-name="P1">__________________</text:p>
      <text:p text:style-name="P1">Skills:<text:change text:change-id="ct94924590835808"/><text:change-start text:change-id="ct94924560673280"/> <text:change-end text:change-id="ct94924560673280"/></text:p>
      <text:list xml:id="list1816422643" text:style-name="L1">
        <text:list-item>
          <text:p text:style-name="P14">PHP </text:p>
        </text:list-item>
        <text:list-item>
          <text:p text:style-name="P14">Drupal/<text:span text:style-name="T13">Wordpress</text:span></text:p>
        </text:list-item>
        <text:list-item>
          <text:p text:style-name="P14">Laravel</text:p>
        </text:list-item>
        <text:list-item>
          <text:p text:style-name="P23">Apache/nginx</text:p>
        </text:list-item>
        <text:list-item>
          <text:p text:style-name="P16">MySQL/MariaDB</text:p>
        </text:list-item>
        <text:list-item>
          <text:p text:style-name="P15">Javascript/Vue.js</text:p>
        </text:list-item>
        <text:list-item>
          <text:p text:style-name="P17">Debian-based and<text:line-break/>RHEL OS</text:p>
        </text:list-item>
        <text:list-item>
          <text:p text:style-name="P18">Docker<text:change-start text:change-id="ct94924590286384"/></text:p>
        </text:list-item>
        <text:list-item>
          <text:p text:style-name="P22">Bash scripting<text:change-end text:change-id="ct94924590286384"/></text:p>
        </text:list-item>
        <text:list-item>
          <text:p text:style-name="P21">Git</text:p>
        </text:list-item>
        <text:list-item>
          <text:p text:style-name="P14">HTML/CSS </text:p>
        </text:list-item>
        <text:list-item>
          <text:p text:style-name="P15">Python</text:p>
        </text:list-item>
        <text:list-item>
          <text:p text:style-name="P14">UI/UX design </text:p>
        </text:list-item>
        <text:list-item>
          <text:p text:style-name="P14">Accessibility</text:p>
          <text:p text:style-name="P14"/>
        </text:list-item>
      </text:list>
      <text:p text:style-name="P24">Platforms:</text:p>
      <text:list xml:id="list159765408" text:style-name="L2">
        <text:list-item>
          <text:p text:style-name="P19">Digital Ocean</text:p>
        </text:list-item>
        <text:list-item>
          <text:p text:style-name="P19">AWS</text:p>
        </text:list-item>
        <text:list-item>
          <text:p text:style-name="P20">Pantheon Web <text:line-break/>Hosting</text:p>
        </text:list-item>
      </text:list>
      <text:h text:style-name="P11" text:outline-level="3">Summary</text:h>
      <text:p text:style-name="P32"><text:span text:style-name="T3">I </text:span><text:span text:style-name="T4">am a full-stack developer specializing in traditional LAMP stacks with newer front-end technologies such as Vue.js. I enjoy taking the needs of people and creating software that can match those needs. The changing landscape of software is also exciting to be a part of and being able to leverage ever-improving </text:span><text:span text:style-name="T5">technology</text:span><text:span text:style-name="T4"> helps to solve issues more effectively, thereby constantly improving the quality of software that I create.</text:span></text:p>
      <text:h text:style-name="P13" text:outline-level="3">Education</text:h>
      <text:p text:style-name="P31"><text:span text:style-name="T9">Corporate Finance &amp; Accounting</text:span><text:line-break/><text:span text:style-name="T2">University of TN, Knoxville</text:span><text:span text:style-name="T1">, </text:span><text:span text:style-name="T4">Aug 2013 - </text:span><text:span text:style-name="T3">Dec 2017</text:span></text:p>
      <text:h text:style-name="P12" text:outline-level="3">Experience</text:h>
      <text:section text:style-name="Sect1" text:name="Section1">
        <text:p text:style-name="P7"><text:span text:style-name="T9">Senior Web Developer</text:span><text:line-break/><text:span text:style-name="T3">The Beef Jerky Experience, Inc.</text:span></text:p>
        <text:p text:style-name="P5">Sept 2019 - Present</text:p>
      </text:section>
      <text:list xml:id="list2488597055" text:style-name="L3">
        <text:list-item>
          <text:p text:style-name="P26">Ordering system to allow franchisees to purchase product from vendors <text:span text:style-name="T9">and p</text:span>urchase order system to assist in receiving shipments and correctly updating inventory</text:p>
        </text:list-item>
        <text:list-item>
          <text:p text:style-name="P26">Financial analysis tool that extracts franchisee data from the POS company's REST API to allow anonymous benchmarking</text:p>
        </text:list-item>
        <text:list-item>
          <text:p text:style-name="P26">Various enhancements to the base e-commerce bundle--BJE gift card payments, <text:span text:style-name="T14">Rewards point redemptions, </text:span>specialized built-in promotions, donations, and more<text:change text:change-id="ct94924593090576"/><text:change-start text:change-id="ct94924592246416"/> <text:span text:style-name="T15">to support a 7-figure revenue website</text:span><text:change-end text:change-id="ct94924592246416"/></text:p>
        </text:list-item>
        <text:list-item>
          <text:p text:style-name="P26">Changes to improve WCAG compliance for accessibility</text:p>
        </text:list-item>
      </text:list>
      <text:section text:style-name="Sect1" text:name="Section2">
        <text:p text:style-name="P7"><text:span text:style-name="T9">Back-end Developer<text:line-break/></text:span><text:span text:style-name="T3">Charles Tombras Advertising</text:span></text:p>
        <text:p text:style-name="P4"><text:span text:style-name="T9">Nov 2018</text:span> – <text:span text:style-name="T9">Aug 2019</text:span> </text:p>
      </text:section>
      <text:list xml:id="list210738551516247" text:continue-numbering="true" text:style-name="L3">
        <text:list-item>
          <text:p text:style-name="P29">Maintained existing web applications written in Joomla, Wordpress, and Drupal</text:p>
        </text:list-item>
        <text:list-item>
          <text:p text:style-name="P29">Assisted in ADA compliance measures for clients</text:p>
        </text:list-item>
        <text:list-item>
          <text:p text:style-name="P29">Wrote REST API<text:span text:style-name="T9">s</text:span> to expose relevant data for integration with other applications</text:p>
        </text:list-item>
      </text:list>
      <text:p text:style-name="P9"><text:s text:c="2"/><text:span text:style-name="T7">Web Developer/IT Specialist</text:span><text:span text:style-name="T6"><text:tab/><text:tab/><text:tab/> <text:s/></text:span><text:span text:style-name="T11">Feb</text:span><text:span text:style-name="T8"> </text:span><text:span text:style-name="T9">2018</text:span> – <text:span text:style-name="T12">Nov 2018</text:span> <text:span text:style-name="T6"><text:line-break/> <text:s/></text:span><text:span text:style-name="T10"><text:s/>The Beef Jerky Outlet, Inc.</text:span></text:p>
      <text:list xml:id="list210738709682441" text:continue-numbering="true" text:style-name="L3">
        <text:list-item>
          <text:p text:style-name="P30">Maintain existing Drupal e-commerce website for 80+ storefronts including bug fixing and additional PHP development</text:p>
        </text:list-item>
        <text:list-item>
          <text:p text:style-name="P27"><text:span text:style-name="T1">Manage and administrate suite of enterprise services used for e-commerce and normal retail business including Office 365, Microsoft Sharepoint, and other SaaS-related services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1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>
          <style:column style:rel-width="3456*" fo:start-indent="0in" fo:end-indent="0in"/>
          <style:column style:rel-width="651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2:39:09.647666598</meta:creation-date>
    <meta:editing-duration>P2DT13H27M14S</meta:editing-duration>
    <meta:editing-cycles>20</meta:editing-cycles>
    <meta:generator>LibreOffice/6.1.5.2$Linux_X86_64 LibreOffice_project/10$Build-2</meta:generator>
    <dc:title>Resume</dc:title>
    <dc:date>2020-04-18T21:07:36.846655233</dc:date>
    <meta:document-statistic meta:table-count="0" meta:image-count="0" meta:object-count="0" meta:page-count="1" meta:paragraph-count="43" meta:word-count="323" meta:character-count="2111" meta:non-whitespace-character-count="1839"/>
    <meta:template xlink:type="simple" xlink:actuate="onRequest" xlink:title="Resume" xlink:href="../../../../../usr/lib/libreoffice/share/template/common/personal/Resume1page.ott" meta:date="2020-04-11T12:39:09.391193759"/>
  </office:meta>
</office:document-meta>
</file>